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408cm"/>
    </style:style>
    <style:style style:name="Tabulka1.B" style:family="table-column">
      <style:table-column-properties style:column-width="5.583cm"/>
    </style:style>
    <style:style style:name="Tabulka1.C" style:family="table-column">
      <style:table-column-properties style:column-width="1.005cm"/>
    </style:style>
    <style:style style:name="Tabulka1.D" style:family="table-column">
      <style:table-column-properties style:column-width="2.699cm"/>
    </style:style>
    <style:style style:name="Tabulka1.E" style:family="table-column">
      <style:table-column-properties style:column-width="5.318cm"/>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C1" style:family="table-cell">
      <style:table-cell-properties fo:padding="0.097cm" fo:border="none"/>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Tabulka2" style:family="table">
      <style:table-properties style:width="17.013cm" fo:margin-left="0cm" table:align="left"/>
    </style:style>
    <style:style style:name="Tabulka2.A" style:family="table-column">
      <style:table-column-properties style:column-width="3.995cm"/>
    </style:style>
    <style:style style:name="Tabulka2.B" style:family="table-column">
      <style:table-column-properties style:column-width="13.018cm"/>
    </style:style>
    <style:style style:name="Tabulka2.A1" style:family="table-cell">
      <style:table-cell-properties fo:padding="0.097cm" fo:border-left="0.05pt solid #000000" fo:border-right="none" fo:border-top="0.05pt solid #000000" fo:border-bottom="0.05pt solid #000000"/>
    </style:style>
    <style:style style:name="Tabulka2.B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399cm"/>
    </style:style>
    <style:style style:name="Tabulka3.B" style:family="table-column">
      <style:table-column-properties style:column-width="2.607cm"/>
    </style:style>
    <style:style style:name="Tabulka3.C" style:family="table-column">
      <style:table-column-properties style:column-width="3.493cm"/>
    </style:style>
    <style:style style:name="Tabulka3.D" style:family="table-column">
      <style:table-column-properties style:column-width="4.101cm"/>
    </style:style>
    <style:style style:name="Tabulka3.E" style:family="table-column">
      <style:table-column-properties style:column-width="3.413cm"/>
    </style:style>
    <style:style style:name="Tabulka3.A1" style:family="table-cell">
      <style:table-cell-properties fo:padding="0.097cm" fo:border-left="0.05pt solid #000000" fo:border-right="none" fo:border-top="0.05pt solid #000000" fo:border-bottom="0.05pt solid #000000"/>
    </style:style>
    <style:style style:name="Tabulka3.E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1c23" officeooo:paragraph-rsid="001fa825"/>
    </style:style>
    <style:style style:name="P2" style:family="paragraph" style:parent-style-name="Standard">
      <style:text-properties officeooo:rsid="001fa825" officeooo:paragraph-rsid="001fa825"/>
    </style:style>
    <style:style style:name="P3" style:family="paragraph" style:parent-style-name="Standard">
      <style:text-properties officeooo:rsid="0020a921" officeooo:paragraph-rsid="0020a921"/>
    </style:style>
    <style:style style:name="P4" style:family="paragraph" style:parent-style-name="Standard">
      <style:text-properties officeooo:rsid="00255f8a" officeooo:paragraph-rsid="00255f8a"/>
    </style:style>
    <style:style style:name="P5" style:family="paragraph" style:parent-style-name="Standard">
      <style:text-properties officeooo:rsid="002b80a6" officeooo:paragraph-rsid="002b80a6"/>
    </style:style>
    <style:style style:name="P6" style:family="paragraph" style:parent-style-name="Standard">
      <style:text-properties officeooo:rsid="002cb42a" officeooo:paragraph-rsid="002cb42a"/>
    </style:style>
    <style:style style:name="P7" style:family="paragraph" style:parent-style-name="Standard">
      <style:text-properties officeooo:rsid="002cb42a" officeooo:paragraph-rsid="002e9d67"/>
    </style:style>
    <style:style style:name="P8" style:family="paragraph" style:parent-style-name="Standard">
      <style:text-properties officeooo:rsid="002cdd1f" officeooo:paragraph-rsid="002cdd1f"/>
    </style:style>
    <style:style style:name="P9" style:family="paragraph" style:parent-style-name="Standard">
      <style:text-properties officeooo:rsid="002cdd1f" officeooo:paragraph-rsid="002e9d67"/>
    </style:style>
    <style:style style:name="P10" style:family="paragraph" style:parent-style-name="Standard">
      <style:text-properties officeooo:rsid="002e2d4a" officeooo:paragraph-rsid="002e2d4a"/>
    </style:style>
    <style:style style:name="P11" style:family="paragraph" style:parent-style-name="Standard">
      <style:text-properties officeooo:rsid="002e2d4a" officeooo:paragraph-rsid="002e9d67"/>
    </style:style>
    <style:style style:name="P12" style:family="paragraph" style:parent-style-name="Standard">
      <style:text-properties officeooo:rsid="002fe458" officeooo:paragraph-rsid="002fe458"/>
    </style:style>
    <style:style style:name="P13" style:family="paragraph" style:parent-style-name="Standard">
      <style:paragraph-properties fo:text-align="start" style:justify-single-word="false"/>
      <style:text-properties officeooo:rsid="002fe458" officeooo:paragraph-rsid="002fe458"/>
    </style:style>
    <style:style style:name="P14" style:family="paragraph" style:parent-style-name="Standard">
      <style:text-properties officeooo:rsid="00307fba" officeooo:paragraph-rsid="00307fba"/>
    </style:style>
    <style:style style:name="P15" style:family="paragraph" style:parent-style-name="Standard">
      <style:paragraph-properties fo:text-align="center" style:justify-single-word="false"/>
      <style:text-properties officeooo:rsid="00307fba" officeooo:paragraph-rsid="00307fba"/>
    </style:style>
    <style:style style:name="P16" style:family="paragraph" style:parent-style-name="Standard">
      <style:text-properties officeooo:rsid="0034bf7f" officeooo:paragraph-rsid="0034bf7f"/>
    </style:style>
    <style:style style:name="P17" style:family="paragraph" style:parent-style-name="Standard">
      <style:text-properties officeooo:rsid="0034bf7f" officeooo:paragraph-rsid="0036ca8a"/>
    </style:style>
    <style:style style:name="P18" style:family="paragraph" style:parent-style-name="Standard">
      <style:text-properties officeooo:rsid="0036ca8a" officeooo:paragraph-rsid="0036ca8a"/>
    </style:style>
    <style:style style:name="P19" style:family="paragraph" style:parent-style-name="Standard">
      <style:text-properties officeooo:rsid="0036ca8a" officeooo:paragraph-rsid="003eb4ca"/>
    </style:style>
    <style:style style:name="P20" style:family="paragraph" style:parent-style-name="Standard">
      <style:paragraph-properties fo:text-align="center" style:justify-single-word="false"/>
      <style:text-properties officeooo:rsid="0036ca8a" officeooo:paragraph-rsid="003eb4ca"/>
    </style:style>
    <style:style style:name="P21" style:family="paragraph" style:parent-style-name="Standard">
      <style:paragraph-properties fo:text-align="start" style:justify-single-word="false"/>
      <style:text-properties officeooo:rsid="0036ca8a" officeooo:paragraph-rsid="003eb4ca"/>
    </style:style>
    <style:style style:name="P22" style:family="paragraph" style:parent-style-name="Standard">
      <style:text-properties officeooo:rsid="003a4ce1" officeooo:paragraph-rsid="003a4ce1"/>
    </style:style>
    <style:style style:name="P23" style:family="paragraph" style:parent-style-name="Standard">
      <style:text-properties officeooo:rsid="003dcf56" officeooo:paragraph-rsid="003a4ce1"/>
    </style:style>
    <style:style style:name="P24" style:family="paragraph" style:parent-style-name="Standard">
      <style:text-properties officeooo:rsid="003dcf56" officeooo:paragraph-rsid="003dcf56"/>
    </style:style>
    <style:style style:name="P25" style:family="paragraph" style:parent-style-name="Standard">
      <style:text-properties officeooo:rsid="003eb4ca" officeooo:paragraph-rsid="003eb4ca"/>
    </style:style>
    <style:style style:name="P26" style:family="paragraph" style:parent-style-name="Standard">
      <style:text-properties officeooo:rsid="0041c393" officeooo:paragraph-rsid="0041c393"/>
    </style:style>
    <style:style style:name="P27" style:family="paragraph" style:parent-style-name="Standard">
      <style:text-properties officeooo:rsid="0043070a"/>
    </style:style>
    <style:style style:name="P28" style:family="paragraph" style:parent-style-name="Standard">
      <style:text-properties officeooo:rsid="0043070a" officeooo:paragraph-rsid="0043070a"/>
    </style:style>
    <style:style style:name="P29" style:family="paragraph" style:parent-style-name="Standard">
      <style:text-properties officeooo:rsid="003ec44d" officeooo:paragraph-rsid="003ec44d"/>
    </style:style>
    <style:style style:name="P30" style:family="paragraph" style:parent-style-name="Standard">
      <style:text-properties officeooo:rsid="00448a79" officeooo:paragraph-rsid="00448a79"/>
    </style:style>
    <style:style style:name="P31" style:family="paragraph" style:parent-style-name="Standard">
      <style:text-properties officeooo:rsid="00196079" officeooo:paragraph-rsid="001fa825"/>
    </style:style>
    <style:style style:name="P32" style:family="paragraph" style:parent-style-name="Standard">
      <style:text-properties officeooo:rsid="00463e51" officeooo:paragraph-rsid="00463e51"/>
    </style:style>
    <style:style style:name="P33" style:family="paragraph" style:parent-style-name="Standard">
      <style:text-properties officeooo:rsid="0046f65c" officeooo:paragraph-rsid="0046f65c"/>
    </style:style>
    <style:style style:name="P34" style:family="paragraph" style:parent-style-name="Standard">
      <style:text-properties officeooo:rsid="004ae40e" officeooo:paragraph-rsid="004ae40e"/>
    </style:style>
    <style:style style:name="P35" style:family="paragraph" style:parent-style-name="Standard">
      <style:text-properties officeooo:rsid="004ae40e" officeooo:paragraph-rsid="0050b038"/>
    </style:style>
    <style:style style:name="P36" style:family="paragraph" style:parent-style-name="Standard">
      <style:text-properties officeooo:rsid="004ae40e" officeooo:paragraph-rsid="0073191a"/>
    </style:style>
    <style:style style:name="P37" style:family="paragraph" style:parent-style-name="Standard">
      <style:text-properties officeooo:rsid="0050b038" officeooo:paragraph-rsid="0050b038"/>
    </style:style>
    <style:style style:name="P38" style:family="paragraph" style:parent-style-name="Standard">
      <style:text-properties officeooo:rsid="0058fe09" officeooo:paragraph-rsid="0058fe09"/>
    </style:style>
    <style:style style:name="P39" style:family="paragraph" style:parent-style-name="Standard">
      <style:text-properties officeooo:rsid="005e098b" officeooo:paragraph-rsid="005e098b"/>
    </style:style>
    <style:style style:name="P40" style:family="paragraph" style:parent-style-name="Standard">
      <style:text-properties officeooo:rsid="005f192a" officeooo:paragraph-rsid="005f4b50"/>
    </style:style>
    <style:style style:name="P41" style:family="paragraph" style:parent-style-name="Standard">
      <style:text-properties officeooo:rsid="00620253" officeooo:paragraph-rsid="00620253"/>
    </style:style>
    <style:style style:name="P42" style:family="paragraph" style:parent-style-name="Standard">
      <style:text-properties officeooo:rsid="005fd36c" officeooo:paragraph-rsid="005fd36c"/>
    </style:style>
    <style:style style:name="P43" style:family="paragraph" style:parent-style-name="Standard">
      <style:text-properties officeooo:paragraph-rsid="006c80a5"/>
    </style:style>
    <style:style style:name="P44" style:family="paragraph" style:parent-style-name="Standard">
      <style:text-properties officeooo:rsid="006e09d0" officeooo:paragraph-rsid="006ea7ca"/>
    </style:style>
    <style:style style:name="P45" style:family="paragraph" style:parent-style-name="Table_20_Contents">
      <style:text-properties officeooo:rsid="003a4ce1" officeooo:paragraph-rsid="003a4ce1"/>
    </style:style>
    <style:style style:name="P46" style:family="paragraph" style:parent-style-name="Table_20_Contents">
      <style:text-properties officeooo:rsid="003c4b53" officeooo:paragraph-rsid="003c4b53"/>
    </style:style>
    <style:style style:name="P47" style:family="paragraph" style:parent-style-name="Table_20_Contents">
      <style:text-properties officeooo:rsid="003d4dbd" officeooo:paragraph-rsid="003d4dbd"/>
    </style:style>
    <style:style style:name="P48" style:family="paragraph" style:parent-style-name="Table_20_Contents">
      <style:text-properties officeooo:rsid="00408210" officeooo:paragraph-rsid="00408210"/>
    </style:style>
    <style:style style:name="P49" style:family="paragraph" style:parent-style-name="Table_20_Contents">
      <style:text-properties officeooo:rsid="0050b038" officeooo:paragraph-rsid="0050b038"/>
    </style:style>
    <style:style style:name="P50" style:family="paragraph" style:parent-style-name="Table_20_Contents">
      <style:text-properties officeooo:rsid="005406dd" officeooo:paragraph-rsid="005406dd"/>
    </style:style>
    <style:style style:name="P51" style:family="paragraph" style:parent-style-name="Table_20_Contents">
      <style:text-properties officeooo:rsid="00572b9f" officeooo:paragraph-rsid="00572b9f"/>
    </style:style>
    <style:style style:name="P52" style:family="paragraph" style:parent-style-name="Table_20_Contents">
      <style:text-properties officeooo:rsid="0058810c" officeooo:paragraph-rsid="0058810c"/>
    </style:style>
    <style:style style:name="P53" style:family="paragraph" style:parent-style-name="Table_20_Contents">
      <style:text-properties officeooo:rsid="005904b9" officeooo:paragraph-rsid="005904b9"/>
    </style:style>
    <style:style style:name="P54" style:family="paragraph" style:parent-style-name="Text_20_body">
      <style:text-properties officeooo:rsid="00433d2c" officeooo:paragraph-rsid="00433d2c"/>
    </style:style>
    <style:style style:name="P55" style:family="paragraph" style:parent-style-name="Footnote">
      <style:text-properties officeooo:rsid="005f192a" officeooo:paragraph-rsid="005f4b50"/>
    </style:style>
    <style:style style:name="P56" style:family="paragraph" style:parent-style-name="Standard">
      <style:text-properties officeooo:rsid="0050b038" officeooo:paragraph-rsid="00748196"/>
    </style:style>
    <style:style style:name="P57" style:family="paragraph" style:parent-style-name="Standard">
      <style:text-properties officeooo:rsid="002cb42a" officeooo:paragraph-rsid="00762cec"/>
    </style:style>
    <style:style style:name="P58" style:family="paragraph" style:parent-style-name="Heading_20_1">
      <style:text-properties officeooo:paragraph-rsid="006c80a5"/>
    </style:style>
    <style:style style:name="P59" style:family="paragraph" style:parent-style-name="Heading_20_2">
      <style:paragraph-properties fo:text-align="start" style:justify-single-word="false"/>
    </style:style>
    <style:style style:name="T1" style:family="text">
      <style:text-properties officeooo:rsid="00196079"/>
    </style:style>
    <style:style style:name="T2" style:family="text">
      <style:text-properties officeooo:rsid="001e16ee"/>
    </style:style>
    <style:style style:name="T3" style:family="text">
      <style:text-properties officeooo:rsid="0020a921"/>
    </style:style>
    <style:style style:name="T4" style:family="text">
      <style:text-properties officeooo:rsid="002cdd1f"/>
    </style:style>
    <style:style style:name="T5" style:family="text">
      <style:text-properties officeooo:rsid="002e2d4a"/>
    </style:style>
    <style:style style:name="T6" style:family="text">
      <style:text-properties officeooo:rsid="002e9d67"/>
    </style:style>
    <style:style style:name="T7" style:family="text">
      <style:text-properties officeooo:rsid="00307fba"/>
    </style:style>
    <style:style style:name="T8" style:family="text">
      <style:text-properties officeooo:rsid="0035de7c"/>
    </style:style>
    <style:style style:name="T9" style:family="text">
      <style:text-properties officeooo:rsid="0037226b"/>
    </style:style>
    <style:style style:name="T10" style:family="text">
      <style:text-properties style:text-position="sub 58%" officeooo:rsid="0037226b" style:font-size-asian="10.5pt"/>
    </style:style>
    <style:style style:name="T11" style:family="text">
      <style:text-properties style:text-position="sub 58%" officeooo:rsid="0035de7c" fo:background-color="transparent" loext:char-shading-value="0"/>
    </style:style>
    <style:style style:name="T12" style:family="text">
      <style:text-properties officeooo:rsid="003a4ce1"/>
    </style:style>
    <style:style style:name="T13" style:family="text">
      <style:text-properties officeooo:rsid="003d0edf"/>
    </style:style>
    <style:style style:name="T14" style:family="text">
      <style:text-properties officeooo:rsid="003eb4ca"/>
    </style:style>
    <style:style style:name="T15" style:family="text">
      <style:text-properties officeooo:rsid="0041c393"/>
    </style:style>
    <style:style style:name="T16" style:family="text">
      <style:text-properties officeooo:rsid="0043070a"/>
    </style:style>
    <style:style style:name="T17" style:family="text">
      <style:text-properties officeooo:rsid="0046f65c"/>
    </style:style>
    <style:style style:name="T18" style:family="text">
      <style:text-properties officeooo:rsid="0048e9a3"/>
    </style:style>
    <style:style style:name="T19" style:family="text">
      <style:text-properties officeooo:rsid="004b09d0"/>
    </style:style>
    <style:style style:name="T20" style:family="text">
      <style:text-properties officeooo:rsid="004ecbea"/>
    </style:style>
    <style:style style:name="T21" style:family="text">
      <style:text-properties style:font-name="Courier 10 Pitch" officeooo:rsid="004b09d0"/>
    </style:style>
    <style:style style:name="T22" style:family="text">
      <style:text-properties officeooo:rsid="00533626"/>
    </style:style>
    <style:style style:name="T23" style:family="text">
      <style:text-properties officeooo:rsid="005610e3"/>
    </style:style>
    <style:style style:name="T24" style:family="text">
      <style:text-properties officeooo:rsid="00572b9f"/>
    </style:style>
    <style:style style:name="T25" style:family="text">
      <style:text-properties officeooo:rsid="005904b9"/>
    </style:style>
    <style:style style:name="T26" style:family="text">
      <style:text-properties officeooo:rsid="005f4b50"/>
    </style:style>
    <style:style style:name="T27" style:family="text">
      <style:text-properties officeooo:rsid="005f850f"/>
    </style:style>
    <style:style style:name="T28" style:family="text">
      <style:text-properties officeooo:rsid="005fd36c"/>
    </style:style>
    <style:style style:name="T29" style:family="text">
      <style:text-properties officeooo:rsid="006151dd"/>
    </style:style>
    <style:style style:name="T30" style:family="text">
      <style:text-properties officeooo:rsid="00695899"/>
    </style:style>
    <style:style style:name="T31" style:family="text">
      <style:text-properties fo:font-style="italic" officeooo:rsid="0070c4aa" style:font-style-asian="italic" style:font-style-complex="italic"/>
    </style:style>
    <style:style style:name="T32" style:family="text">
      <style:text-properties officeooo:rsid="0070c4aa"/>
    </style:style>
    <style:style style:name="T33" style:family="text">
      <style:text-properties fo:language="cs" fo:country="CZ"/>
    </style:style>
    <style:style style:name="T34" style:family="text">
      <style:text-properties style:text-position="super 58%" officeooo:rsid="00196079"/>
    </style:style>
    <style:style style:name="T35" style:family="text">
      <style:text-properties officeooo:rsid="006e44f9"/>
    </style:style>
    <style:style style:name="T36" style:family="text">
      <style:text-properties officeooo:rsid="007c604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Řešení problému tvorby rozvrh<text:span text:style-name="T16">ů</text:span> pro sestřičky</text:p>
      <text:p text:style-name="Subtitle">Aplikované evoluční algoritmy</text:p>
      <text:p text:style-name="Standard"/>
      <text:p text:style-name="P28">Autor: Ondřej Šlampa</text:p>
      <text:p text:style-name="P27">Email: xslamp01@stud.fit.vutbr.cz</text:p>
      <text:p text:style-name="P28">Datum: 22.4.2015</text:p>
      <text:p text:style-name="P28"/>
      <text:h text:style-name="Heading_20_1" text:outline-level="1">Úvod</text:h>
      <text:p text:style-name="P28">Tato práce slouží jako dokumentace k projektu do předmětu Aplikované evoluční algoritmy <text:span text:style-name="T30">(EVO)</text:span> vyučovaném na FIT VUT v Brně.</text:p>
      <text:p text:style-name="P44">V této práci je řešen problém tvorby rozvrhů pro sestřičky. Pro řešení je použit nepřímý genetický algoritmus. <text:span text:style-name="T35">Údaje o problému byly čerpány z již publikované práce.</text:span></text:p>
      <text:p text:style-name="P28"/>
      <text:h text:style-name="Heading_20_1" text:outline-level="1">Zadání</text:h>
      <text:p text:style-name="P40">Vytvořte aplikaci, která bude řešit problém tvorby rozvrhů pro sestřičky<text:note text:id="ftn1" text:note-class="footnote"><text:note-citation>1</text:note-citation><text:note-body><text:p text:style-name="P55">Nurse <text:span text:style-name="T26">scheduling</text:span> problem</text:p></text:note-body></text:note> <text:span text:style-name="T27">pomocí genetického algoritmu</text:span>. <text:span text:style-name="T26">Pro řešení problému použijte práci „An indirect Genetic Algorithm for a nurse-scheduling problem“ od Uwe Aickelin a Kathryn A. Dowsland.</text:span></text:p>
      <text:p text:style-name="P28"/>
      <text:h text:style-name="Heading_20_1" text:outline-level="1">Teorie</text:h>
      <text:p text:style-name="P54">Tato kapitola popisuje teorii potřebnou pro pochopení této práce.</text:p>
      <text:h text:style-name="Heading_20_2" text:outline-level="2"><text:span text:style-name="T2">Popis problému</text:span> </text:h>
      <text:p text:style-name="P1">Cílem je vytvoření rozvrhu pro skupinu sestřiček sloužící směny v nemocnici. Algoritmus řešící tento problém musí vytvářet pouze rozvrhy, které splňují podmínky ve smlouvách sestřiček, <text:span text:style-name="T1">a </text:span>které zaručí, že <text:span text:style-name="T1">v nemocnici bude vždy dostatečný počet kvalifikovaného personálu, a zároveň musí vzít v potaz osobní preference. Každá sestřička má ve smlouvě, že každý týden bude pracovat 5 denních směn nebo 4 noční směny. Z toho vyplývá, že každá sestřička pracuje každý týden podle jednoho z 56 možných vzorů směn. Existují tři stupně kvalifikace. Sestřička s vyšší kvalifikací může pracovat místo sestřičky s nižší, ale naopak není možný. Každá směna má definovaný minimální počet personálu s danou kvalifikací, který musí během ní pracovat. Rozvrhy, které splňují tyto dvě kritéria považuji za vhodné.</text:span><text:span text:style-name="T34">[1]</text:span></text:p>
      <text:p text:style-name="P31">Každá sestřička ohodnotila jednotlivé směny čísly 0 až 10 značící její preferenci dané směny (0 preferuje, 10 nepreferuje). Preferenci vzoru směny sestřičkou definuji jako aritmetický průměr preferencí směn v tomto vzoru touto sestřičkou. Rozvrh je struktura, která každé sestřičce přiřadí právě jeden vzor směn. Preference daného rozvrhu je pak definována jako suma preferencí vzorů směn, které pracují jednotlivé sestřičky. Cílem řešení tohoto problému je najít vhodný rozvrh s <text:soft-page-break/>nejmenší preferencí.</text:p>
      <text:p text:style-name="P30">Z praktického hlediska se musí vzít v potaz i čas potřebný na vytvoření rozvrhu. <text:s/></text:p>
      <text:h text:style-name="Heading_20_3" text:outline-level="3">Seznam proměnných použitých v této <text:span text:style-name="T14">kapitole</text:span>:</text:h>
      <text:p text:style-name="P2"><draw:frame draw:style-name="fr1" draw:name="Objekt3" text:anchor-type="as-char" svg:y="-0.377cm" svg:width="0.422cm" svg:height="0.467cm" draw:z-index="1"><draw:object xlink:href="./Object 3" xlink:type="simple" xlink:show="embed" xlink:actuate="onLoad"/><draw:image xlink:href="./ObjectReplacements/Object 3" xlink:type="simple" xlink:show="embed" xlink:actuate="onLoad"/></draw:frame> počet sestřiček</text:p>
      <text:p text:style-name="P2"><draw:frame draw:style-name="fr1" draw:name="Objekt4" text:anchor-type="as-char" svg:y="-0.377cm" svg:width="0.515cm" svg:height="0.467cm" draw:z-index="2"><draw:object xlink:href="./Object 4" xlink:type="simple" xlink:show="embed" xlink:actuate="onLoad"/><draw:image xlink:href="./ObjectReplacements/Object 4" xlink:type="simple" xlink:show="embed" xlink:actuate="onLoad"/></draw:frame> <text:span text:style-name="T3">počet vzorů směn</text:span></text:p>
      <text:p text:style-name="P3"><draw:frame draw:style-name="fr1" draw:name="Objekt5" text:anchor-type="as-char" svg:y="-0.377cm" svg:width="0.58cm" svg:height="0.533cm" draw:z-index="3"><draw:object xlink:href="./Object 5" xlink:type="simple" xlink:show="embed" xlink:actuate="onLoad"/><draw:image xlink:href="./ObjectReplacements/Object 5" xlink:type="simple" xlink:show="embed" xlink:actuate="onLoad"/></draw:frame> 1 pokud itá sestřička pracuje podle jtého vzoru směn, jinak 0</text:p>
      <text:p text:style-name="P3"><draw:frame draw:style-name="fr1" draw:name="Objekt6" text:anchor-type="as-char" svg:y="-0.377cm" svg:width="0.663cm" svg:height="0.533cm" draw:z-index="5"><draw:object xlink:href="./Object 6" xlink:type="simple" xlink:show="embed" xlink:actuate="onLoad"/><draw:image xlink:href="./ObjectReplacements/Object 6" xlink:type="simple" xlink:show="embed" xlink:actuate="onLoad"/></draw:frame> 1 pokud jtý vzor směn obsahuje ktou směnu, jinak 0</text:p>
      <text:p text:style-name="P3"><draw:frame draw:style-name="fr1" draw:name="Objekt7" text:anchor-type="as-char" svg:y="-0.377cm" svg:width="0.603cm" svg:height="0.533cm" draw:z-index="6"><draw:object xlink:href="./Object 7" xlink:type="simple" xlink:show="embed" xlink:actuate="onLoad"/><draw:image xlink:href="./ObjectReplacements/Object 7" xlink:type="simple" xlink:show="embed" xlink:actuate="onLoad"/></draw:frame> 1 pokus itá sestřička má kvalifikaci s nebo vyšší, jinak 0</text:p>
      <text:p text:style-name="P3"><draw:frame draw:style-name="fr1" draw:name="Objekt8" text:anchor-type="as-char" svg:y="-0.377cm" svg:width="0.614cm" svg:height="0.533cm" draw:z-index="7"><draw:object xlink:href="./Object 8" xlink:type="simple" xlink:show="embed" xlink:actuate="onLoad"/><draw:image xlink:href="./ObjectReplacements/Object 8" xlink:type="simple" xlink:show="embed" xlink:actuate="onLoad"/></draw:frame> preference jtého vzoru směn itou sestřičkou</text:p>
      <text:p text:style-name="P3"><draw:frame draw:style-name="fr1" draw:name="Objekt9" text:anchor-type="as-char" svg:y="-0.377cm" svg:width="0.716cm" svg:height="0.533cm" draw:z-index="8"><draw:object xlink:href="./Object 9" xlink:type="simple" xlink:show="embed" xlink:actuate="onLoad"/><draw:image xlink:href="./ObjectReplacements/Object 9" xlink:type="simple" xlink:show="embed" xlink:actuate="onLoad"/></draw:frame> minimální počet sestřiček stého stupně kvalifikace pro ktou směnu</text:p>
      <text:p text:style-name="P4"/>
      <text:h text:style-name="Heading_20_2" text:outline-level="2">Nepřímý genetický algoritmus</text:h>
      <text:p text:style-name="P5">Algoritmus použitý v této práci se nazývá nepřímý, protože ohodnocení jedinců je prováděno nepřímo. Jedinci v populaci nejsou rozvrhy, ale permutace sestřiček. Před ohodnocením je každý jedinec, převeden dekodérem na rozvrh a ten je poté ohodnocen. Ohodnocení jedince je rovno ohodnocení tohoto rozvrhu. Pořadí sestřiček v permutaci má vliv na výsledný rozvrh.</text:p>
      <text:h text:style-name="Heading_20_3" text:outline-level="3">Funkce vhodnosti</text:h>
      <text:p text:style-name="P19">Bohužel není možné zaručit, že dekodér vytvoří vhodný rozvrh. <text:span text:style-name="T9">Tento problém je řešen pomocí penalizační funkce. Řešením nesplňující kritérium o počtu sestřiček jsou zhoršovány hodnoty funkce vhodnosti. Velikost tohoto zhoršení je závislá na váze</text:span><text:span text:style-name="T10"><draw:frame draw:style-name="fr1" draw:name="Objekt10" text:anchor-type="as-char" svg:y="-0.377cm" svg:width="1.332cm" svg:height="0.533cm" draw:z-index="9"><draw:object xlink:href="./Object 10" xlink:type="simple" xlink:show="embed" xlink:actuate="onLoad"/><draw:image xlink:href="./ObjectReplacements/Object 10" xlink:type="simple" xlink:show="embed" xlink:actuate="onLoad"/></draw:frame></text:span><text:span text:style-name="T9">. Vzorec pro výpočet vhodnosti je uveden níže.</text:span></text:p>
      <text:p text:style-name="P19"/>
      <text:p text:style-name="P20"><draw:frame draw:style-name="fr1" draw:name="Objekt2" text:anchor-type="as-char" svg:y="-0.714cm" svg:width="9.566cm" svg:height="1.141cm" draw:z-index="4"><draw:object xlink:href="./Object 2" xlink:type="simple" xlink:show="embed" xlink:actuate="onLoad"/><draw:image xlink:href="./ObjectReplacements/Object 2" xlink:type="simple" xlink:show="embed" xlink:actuate="onLoad"/><svg:desc>vzorec</svg:desc></draw:frame></text:p>
      <text:p text:style-name="P21"/>
      <text:h text:style-name="P59" text:outline-level="2">Dekodéry</text:h>
      <text:p text:style-name="P13">Dekodéry provádí převod permutace na rozvrh. Ve všech dekodérech je prováděno procházení sestřiček, pořadí průchodu je stejné jako pořadí sestřiček v permutaci.</text:p>
      <text:h text:style-name="Heading_20_3" text:outline-level="3">Dekodér cover</text:h>
      <text:p text:style-name="P6">Tento dekodér se snaží pokrýt všechny <text:span text:style-name="T4">neobsazené směny od nejvyššího stupně po nejnižší. Tento dekodér nebere v úvahu preference sestřiček, snaží se co nejlépe zaplnit neobsazená směny. Preference sestřiček ovlivňují činnost algoritmu pouze při výpočtu funkce vhodnosti.</text:span></text:p>
      <text:p text:style-name="P6"/>
      <text:p text:style-name="P8">1) <text:span text:style-name="T5">Nastav současný stupeň kvalifikace na nejvyšší.</text:span></text:p>
      <text:p text:style-name="P8">2) Pro každou sestřičku, která nemá přiřazený vzor, a která má <text:span text:style-name="T5">správný</text:span> stupeň kvalifikace opakuj kroky 3) až <text:span text:style-name="T5">4</text:span>).</text:p>
      <text:p text:style-name="P8">3) <text:span text:style-name="T5">Zjisti, které směny o daném stupni kvalifikace jsou nejvíce neobsazené a přiřaď sestřičce vzor směn takový, který jich co nejvíce pokrývá.</text:span></text:p>
      <text:p text:style-name="P10">4) Pokud jsou všechny směny o současném stupni kvalifikace obsazené a je možné snížit současný stupeň kvalifikace, sniž současný stupeň kvalifikace a začni procházet sestřičky od začátku.</text:p>
      <text:h text:style-name="Heading_20_3" text:outline-level="3">Dekodér cover<text:span text:style-name="T6">+</text:span></text:h>
      <text:p text:style-name="P57">Tento dekodér <text:span text:style-name="T6">vychází z předchozího, ale bere v úvahu preference sestřiček, a byl navržen autorem </text:span><text:soft-page-break/><text:span text:style-name="T6">tohoto dokumentu. Rozvrhy generované tímto dekodérem by měly mít nižší hodnotu zdatnosti než rozvrhy dekodéru cover.</text:span></text:p>
      <text:p text:style-name="P7"/>
      <text:p text:style-name="P9">1) <text:span text:style-name="T5">Nastav současný stupeň kvalifikace na nejvyšší.</text:span></text:p>
      <text:p text:style-name="P9">2) Pro každou sestřičku, která nemá přiřazený vzor, a která má <text:span text:style-name="T5">správný</text:span> stupeň kvalifikace opakuj kroky 3) až <text:span text:style-name="T5">4</text:span>).</text:p>
      <text:p text:style-name="P9">3) <text:span text:style-name="T5">Zjisti, které směny o daném stupni kvalifikace jsou nejvíce neobsazené a zjisti množinu všech vzorů směn, které je co nejvíce pokrývají. Z těchto vzorů vyber ten, který sestřička považuje za nejpreferovanější.</text:span></text:p>
      <text:p text:style-name="P11">4) Pokud jsou všechny směny o současném stupni kvalifikace obsazené a je možné snížit současný stupeň kvalifikace, sniž současný stupeň kvalifikace a začni procházet sestřičky od začátku.</text:p>
      <text:h text:style-name="Heading_20_3" text:outline-level="3">Dekodér contribution</text:h>
      <text:p text:style-name="P12">Tento dekodér bere v úvahu preference i <text:span text:style-name="T7">neobsazené směny. To je provedeno tím, že pro každou sestřičku projde seznamem vzorů směn a vypočítá skóre tohoto vzoru. Vzor s nejlepším skóre je přiřazen sestřičce. Při počítání skóre vzoru je bráno v potaz pouze jestli je potřeba více sestřiček s danou kvalifikací. Vzorec pro výpočet skóre je uveden níže.</text:span></text:p>
      <text:p text:style-name="P12"/>
      <text:p text:style-name="P14"><draw:frame draw:style-name="fr1" draw:name="Objekt11" text:anchor-type="as-char" svg:y="-0.377cm" svg:width="0.663cm" svg:height="0.533cm" draw:z-index="10"><draw:object xlink:href="./Object 11" xlink:type="simple" xlink:show="embed" xlink:actuate="onLoad"/><draw:image xlink:href="./ObjectReplacements/Object 11" xlink:type="simple" xlink:show="embed" xlink:actuate="onLoad"/></draw:frame> 1 pokud je na kté směně potřeba více sestřiček o stupni kvalifikace s, jinak 0</text:p>
      <text:p text:style-name="P14"><draw:frame draw:style-name="fr1" draw:name="Objekt12" text:anchor-type="as-char" svg:y="-0.377cm" svg:width="0.624cm" svg:height="0.533cm" draw:z-index="11"><draw:object xlink:href="./Object 12" xlink:type="simple" xlink:show="embed" xlink:actuate="onLoad"/><draw:image xlink:href="./ObjectReplacements/Object 12" xlink:type="simple" xlink:show="embed" xlink:actuate="onLoad"/></draw:frame> váha pokrytí stupně kvalifikace s</text:p>
      <text:p text:style-name="P14"><draw:frame draw:style-name="fr1" draw:name="Objekt13" text:anchor-type="as-char" svg:y="-0.377cm" svg:width="0.67cm" svg:height="0.533cm" draw:z-index="12"><draw:object xlink:href="./Object 13" xlink:type="simple" xlink:show="embed" xlink:actuate="onLoad"/><draw:image xlink:href="./ObjectReplacements/Object 13" xlink:type="simple" xlink:show="embed" xlink:actuate="onLoad"/></draw:frame> váha preference sestřičky</text:p>
      <text:p text:style-name="P16"><draw:frame draw:style-name="fr1" draw:name="Objekt14" text:anchor-type="as-char" svg:y="-0.377cm" svg:width="0.536cm" svg:height="0.533cm" draw:z-index="13"><draw:object xlink:href="./Object 14" xlink:type="simple" xlink:show="embed" xlink:actuate="onLoad"/><draw:image xlink:href="./ObjectReplacements/Object 14" xlink:type="simple" xlink:show="embed" xlink:actuate="onLoad"/></draw:frame> skóre jtého vzoru pro itou sestřičku</text:p>
      <text:p text:style-name="P16"/>
      <text:p text:style-name="P15"><draw:frame draw:style-name="fr1" draw:name="Objekt1" text:anchor-type="as-char" svg:y="-0.714cm" svg:width="6.699cm" svg:height="1.141cm" draw:z-index="0"><draw:object xlink:href="./Object 1" xlink:type="simple" xlink:show="embed" xlink:actuate="onLoad"/><draw:image xlink:href="./ObjectReplacements/Object 1" xlink:type="simple" xlink:show="embed" xlink:actuate="onLoad"/></draw:frame></text:p>
      <text:h text:style-name="Heading_20_3" text:outline-level="3">Dekodér combined</text:h>
      <text:p text:style-name="P17">Funkčně vychází z dekodéru contribution, ale <text:span text:style-name="T8">liší se v tom, že podobně jako dekodér cover klade větší důraz na pokrytí směn než na preference sestřiček. Algoritmus toho dekodéru se od dekodéru contribution liší pouze v hodnotách ve struktuře d. Hodnota d</text:span><text:span text:style-name="T11">ks</text:span><text:span text:style-name="T8"> je rovno počtu chybějících sestřiček o stupni kvalifikace s na kté směně, nebo 0, pokud je sestřiček dostatečný počet. Předpokládám, že tento dekodér bude produkovat více vhodných řešení než dekodér contribution.</text:span></text:p>
      <text:p text:style-name="P18"/>
      <text:h text:style-name="Heading_20_1" text:outline-level="1">Implementace</text:h>
      <text:p text:style-name="P22">Program je implementován v programovacím jazyce C++ verze C++11 za použití knihovny GALib verze 2.4.7. Je to konzolová aplikace ovládaná pomocí argumentů příkazové řádky.</text:p>
      <text:p text:style-name="P22"/>
      <text:h text:style-name="Heading_20_2" text:outline-level="2">Mutace, křížení <text:span text:style-name="T20">a genetický algoritmus</text:span></text:h>
      <text:p text:style-name="P34">Mutace je prováděna prohozením dvou hodnot chromozomu .</text:p>
      <text:p text:style-name="P36">Křížení je použito buď <text:span text:style-name="T19">partial matched crossover (třída </text:span><text:span text:style-name="T21">PartialMatchCrossover</text:span><text:span text:style-name="T19">) nebo order crossover (třída </text:span><text:span text:style-name="T21">OrderCrossover</text:span><text:span text:style-name="T19">) v závislosti na argumentech příkazové řádky.</text:span></text:p>
      <text:p text:style-name="P35"><text:span text:style-name="T19">Genetický algoritmus sestavuje novou generaci pouze z potomků předchozí generace (třída </text:span><text:span text:style-name="T21">GASimpleGA</text:span><text:span text:style-name="T19">). Chromozom je definován jako jednorozměrné pole čísel, kde každé číslo slouží k identifikaci sestřičky (třída </text:span><text:span text:style-name="T21">GA1DArrayGenome&lt;int&gt;</text:span><text:span text:style-name="T19">). GA provádí minimalizaci, tudíž nižší hodnota zdatnosti značí lepší řešení.</text:span></text:p>
      <text:h text:style-name="Heading_20_3" text:outline-level="3"><text:soft-page-break/>Možné rozšíření</text:h>
      <text:p text:style-name="P41">Aplikaci je možné rozšířit o možnost zadání volna pro sestřičku. Pokud by si sestřička zažádala, aby nepracovala tento týden během některé směny, měl by se rozvrh sestavit tak aby jí vyhovoval. V neupravené aplikaci je toto možné pomocí vysoké ceny preference sestřičky, ale to není 100% záruka.</text:p>
      <text:h text:style-name="Heading_20_2" text:outline-level="2">Popis rozhraní</text:h>
      <table:table table:name="Tabulka1" table:style-name="Tabulka1">
        <table:table-column table:style-name="Tabulka1.A"/>
        <table:table-column table:style-name="Tabulka1.B"/>
        <table:table-column table:style-name="Tabulka1.C"/>
        <table:table-column table:style-name="Tabulka1.D"/>
        <table:table-column table:style-name="Tabulka1.E"/>
        <table:table-row>
          <table:table-cell table:style-name="Tabulka1.A1" office:value-type="string">
            <text:p text:style-name="Table_20_Contents">-<text:span text:style-name="T12">h</text:span></text:p>
          </table:table-cell>
          <table:table-cell table:style-name="Tabulka1.B1" office:value-type="string">
            <text:p text:style-name="P46">Vypiš nápovědu.</text:p>
          </table:table-cell>
          <table:table-cell table:style-name="Tabulka1.C1" office:value-type="string">
            <text:p text:style-name="Table_20_Contents"/>
          </table:table-cell>
          <table:table-cell table:style-name="Tabulka1.A1" office:value-type="string">
            <text:p text:style-name="Table_20_Contents">-<text:span text:style-name="T15">x CROSS</text:span></text:p>
          </table:table-cell>
          <table:table-cell table:style-name="Tabulka1.B1" office:value-type="string">
            <text:p text:style-name="P46"><text:span text:style-name="T15">Použij zadaný typ mutace</text:span>.</text:p>
          </table:table-cell>
        </table:table-row>
        <table:table-row>
          <table:table-cell table:style-name="Tabulka1.A2" office:value-type="string">
            <text:p text:style-name="Table_20_Contents">-<text:span text:style-name="T12">t</text:span></text:p>
          </table:table-cell>
          <table:table-cell table:style-name="Tabulka1.B2" office:value-type="string">
            <text:p text:style-name="P46">Použij zkrácený výpis.</text:p>
          </table:table-cell>
          <table:table-cell table:style-name="Tabulka1.C1" office:value-type="string">
            <text:p text:style-name="Table_20_Contents"/>
          </table:table-cell>
          <table:table-cell table:style-name="Tabulka1.A2" office:value-type="string">
            <text:p text:style-name="Table_20_Contents">-<text:span text:style-name="T12">d DECODER</text:span></text:p>
          </table:table-cell>
          <table:table-cell table:style-name="Tabulka1.B2" office:value-type="string">
            <text:p text:style-name="P46">Použij zadaný dekodér.</text:p>
          </table:table-cell>
        </table:table-row>
        <table:table-row>
          <table:table-cell table:style-name="Tabulka1.A2" office:value-type="string">
            <text:p text:style-name="Table_20_Contents">-<text:span text:style-name="T12">n SOUBOR</text:span></text:p>
          </table:table-cell>
          <table:table-cell table:style-name="Tabulka1.B2" office:value-type="string">
            <text:p text:style-name="P46">Adresa souboru s daty o sestřičkách.</text:p>
          </table:table-cell>
          <table:table-cell table:style-name="Tabulka1.C1" office:value-type="string">
            <text:p text:style-name="Table_20_Contents"/>
          </table:table-cell>
          <table:table-cell table:style-name="Tabulka1.A2" office:value-type="string">
            <text:p text:style-name="P45">-p </text:p>
          </table:table-cell>
          <table:table-cell table:style-name="Tabulka1.B2" office:value-type="string">
            <text:p text:style-name="P47">Vzor pro dekodér dummy.</text:p>
          </table:table-cell>
        </table:table-row>
        <table:table-row>
          <table:table-cell table:style-name="Tabulka1.A2" office:value-type="string">
            <text:p text:style-name="Table_20_Contents">-<text:span text:style-name="T12">r SOUBOR</text:span></text:p>
          </table:table-cell>
          <table:table-cell table:style-name="Tabulka1.B2" office:value-type="string">
            <text:p text:style-name="P46">Adresa souboru s požadavky.</text:p>
          </table:table-cell>
          <table:table-cell table:style-name="Tabulka1.C1" office:value-type="string">
            <text:p text:style-name="Table_20_Contents"/>
          </table:table-cell>
          <table:table-cell table:style-name="Tabulka1.A2" office:value-type="string">
            <text:p text:style-name="P45"/>
          </table:table-cell>
          <table:table-cell table:style-name="Tabulka1.B2" office:value-type="string">
            <text:p text:style-name="P47"/>
          </table:table-cell>
        </table:table-row>
      </table:table>
      <text:p text:style-name="P23"/>
      <text:p text:style-name="P24">Přepínač -d akceptuje následující hodnoty: dummy, cover, cover+, contribution, combined. <text:span text:style-name="T15">Výchozí hodnota je combined.</text:span></text:p>
      <text:p text:style-name="P26">Přepínač -x akceptuje hodnoty pmx a order. Výchozí hodnotou je pmx.</text:p>
      <text:p text:style-name="P24">Přepínač -p očekává číslo od 0 do 55 včetně.</text:p>
      <text:p text:style-name="P24"/>
      <text:h text:style-name="Heading_20_3" text:outline-level="3">Popis souboru s daty o sestřičkách</text:h>
      <text:p text:style-name="P25">Pro uložení dat je použit datový formát CSV. Každý řádek představuje data o jedné sestřičce. První hodnota je jméno sestřičky. Druhou je její stupeň kvalifikace, tzn číslo od 0 po 2 včetně. Řádek je ukončen čtrnácti čísly představujícími preference čtrnácti směn sestřičkou.</text:p>
      <text:h text:style-name="Heading_20_3" text:outline-level="3">Popis souboru s požadavky</text:h>
      <text:p text:style-name="P25">Soubor se skládá ze čtrnácti řádků představujícími jednotlivé směny. Na každém řádku jsou tři hodnoty určující minimální počet sestřiček s odpovídajícím stupněm kvalifikace.</text:p>
      <text:h text:style-name="Heading_20_3" text:outline-level="3">Popis výstupu</text:h>
      <text:p text:style-name="P33">Pokud je aplikace spuštěna s přepínačem -t vypíše pouze zdatnost nejlepšího jedince a jestli je možné vytvořit z tohoto jedince vhodný rozvrh.</text:p>
      <text:p text:style-name="P33">Jinak je vypsána kompletní statistika genetického algoritmu, nejlepší jedinec, jeho fitness hodnota, vhodnost a rozvrh vytvořený <text:span text:style-name="T18">p</text:span>omocí tohoto jedince.</text:p>
      <text:p text:style-name="P25"/>
      <text:h text:style-name="Heading_20_2" text:outline-level="2">Obsah projektu</text:h>
      <table:table table:name="Tabulka2" table:style-name="Tabulka2">
        <table:table-column table:style-name="Tabulka2.A"/>
        <table:table-column table:style-name="Tabulka2.B"/>
        <table:table-row>
          <table:table-cell table:style-name="Tabulka2.A1" office:value-type="string">
            <text:p text:style-name="P48">main.cpp</text:p>
          </table:table-cell>
          <table:table-cell table:style-name="Tabulka2.B1" office:value-type="string">
            <text:p text:style-name="P48">Hlavní aplikace.</text:p>
          </table:table-cell>
        </table:table-row>
        <table:table-row>
          <table:table-cell table:style-name="Tabulka2.A2" office:value-type="string">
            <text:p text:style-name="P48">makefile</text:p>
          </table:table-cell>
          <table:table-cell table:style-name="Tabulka2.B2" office:value-type="string">
            <text:p text:style-name="P48">Soubor pro program make.</text:p>
          </table:table-cell>
        </table:table-row>
        <table:table-row>
          <table:table-cell table:style-name="Tabulka2.A2" office:value-type="string">
            <text:p text:style-name="P48">gen.py</text:p>
          </table:table-cell>
          <table:table-cell table:style-name="Tabulka2.B2" office:value-type="string">
            <text:p text:style-name="P48">Skript pro vygenerování testovacích případů.</text:p>
          </table:table-cell>
        </table:table-row>
        <table:table-row>
          <table:table-cell table:style-name="Tabulka2.A2" office:value-type="string">
            <text:p text:style-name="P48">test.py</text:p>
          </table:table-cell>
          <table:table-cell table:style-name="Tabulka2.B2" office:value-type="string">
            <text:p text:style-name="P48">Skript pro otestování aplikace.</text:p>
          </table:table-cell>
        </table:table-row>
        <table:table-row>
          <table:table-cell table:style-name="Tabulka2.A2" office:value-type="string">
            <text:p text:style-name="P49">data_<text:span text:style-name="T23">stats</text:span></text:p>
          </table:table-cell>
          <table:table-cell table:style-name="Tabulka2.B2" office:value-type="string">
            <text:p text:style-name="P49">Složka s použitými testovacími případy.</text:p>
          </table:table-cell>
        </table:table-row>
        <table:table-row>
          <table:table-cell table:style-name="Tabulka2.A2" office:value-type="string">
            <text:p text:style-name="P49">stats.txt</text:p>
          </table:table-cell>
          <table:table-cell table:style-name="Tabulka2.B2" office:value-type="string">
            <text:p text:style-name="P49">Výstup skriptu test.py použitý v této práci.</text:p>
          </table:table-cell>
        </table:table-row>
      </table:table>
      <text:p text:style-name="P29"/>
      <text:h text:style-name="Heading_20_1" text:outline-level="1"><text:soft-page-break/>Testování</text:h>
      <text:p text:style-name="P32">Testování proběhlo na náhodn<text:span text:style-name="T28">ých</text:span> datech. <text:span text:style-name="T28">Popis vygenerování těchto dat je v následující podkapitole.</text:span></text:p>
      <text:p text:style-name="P32"/>
      <text:h text:style-name="Heading_20_2" text:outline-level="2">Testovací data</text:h>
      <text:p text:style-name="P32">Testovací data byla pseudonáhodně vygenerována tak, aby se jednalo o korektní data podle definic v kapitole Teorie. Počet sestřiček je náhodně zvolen z intervalu 10 až 30. Stupeň kvalifikace a preference sestřičky jsou náhodné. Požadavky jsou založeny na údajích o sestřičkách <text:span text:style-name="T17">ovlivněných náhodou</text:span>. Z pochopitelných důvodů nemůžu zajistit, že pro všechny testovací případy <text:span text:style-name="T17">bude </text:span>exist<text:span text:style-name="T17">ovat</text:span> vhodné řešení.</text:p>
      <text:p text:style-name="P32"/>
      <text:h text:style-name="Heading_20_2" text:outline-level="2">Popis testování</text:h>
      <text:p text:style-name="P56"><text:span text:style-name="T36">Cílem <text:s/>testování je porovnat jednotlivé dekodéry a zjistit, který je nejvhodnější pro praktické použití. Dále slouží také k porovnání výsledků práce [1] a této. </text:span>Testováni proběhlo na <text:span text:style-name="T22">počítači s procesorem Intel Core 2 Duo o kmitočtu 2.1 GHz. Bylo použito 100 vygenerovaných případů a každý z nich byl spuštěn 10 krát. Z těchto hodnot byl vytvořen aritmetický průměr. Výsledná data jsou uvedená v následující tabulce.</text:span></text:p>
      <text:p text:style-name="P37"/>
      <table:table table:name="Tabulka3" table:style-name="Tabulka3">
        <table:table-column table:style-name="Tabulka3.A"/>
        <table:table-column table:style-name="Tabulka3.B"/>
        <table:table-column table:style-name="Tabulka3.C"/>
        <table:table-column table:style-name="Tabulka3.D"/>
        <table:table-column table:style-name="Tabulka3.E"/>
        <table:table-row>
          <table:table-cell table:style-name="Tabulka3.A1" office:value-type="string">
            <text:p text:style-name="P50">Dekodér</text:p>
          </table:table-cell>
          <table:table-cell table:style-name="Tabulka3.A1" office:value-type="string">
            <text:p text:style-name="P50">Křížení</text:p>
          </table:table-cell>
          <table:table-cell table:style-name="Tabulka3.A1" office:value-type="string">
            <text:p text:style-name="P50">Průměrná zdatnost</text:p>
          </table:table-cell>
          <table:table-cell table:style-name="Tabulka3.A1" office:value-type="string">
            <text:p text:style-name="P50">Vhodných řešení (%)</text:p>
          </table:table-cell>
          <table:table-cell table:style-name="Tabulka3.E1" office:value-type="string">
            <text:p text:style-name="P50">Průměrný čas (<text:span text:style-name="T24">m</text:span>s)</text:p>
          </table:table-cell>
        </table:table-row>
        <table:table-row>
          <table:table-cell table:style-name="Tabulka3.A2" office:value-type="string">
            <text:p text:style-name="P50">cover</text:p>
          </table:table-cell>
          <table:table-cell table:style-name="Tabulka3.A2" office:value-type="string">
            <text:p text:style-name="P50">pmx</text:p>
          </table:table-cell>
          <table:table-cell table:style-name="Tabulka3.A2" office:value-type="string">
            <text:p text:style-name="P51">80</text:p>
          </table:table-cell>
          <table:table-cell table:style-name="Tabulka3.A2" office:value-type="string">
            <text:p text:style-name="P53">80</text:p>
          </table:table-cell>
          <table:table-cell table:style-name="Tabulka3.E2" office:value-type="string">
            <text:p text:style-name="P51">24</text:p>
          </table:table-cell>
        </table:table-row>
        <table:table-row>
          <table:table-cell table:style-name="Tabulka3.A2" office:value-type="string">
            <text:p text:style-name="P50">cover</text:p>
          </table:table-cell>
          <table:table-cell table:style-name="Tabulka3.A2" office:value-type="string">
            <text:p text:style-name="P50">order</text:p>
          </table:table-cell>
          <table:table-cell table:style-name="Tabulka3.A2" office:value-type="string">
            <text:p text:style-name="P51">81</text:p>
          </table:table-cell>
          <table:table-cell table:style-name="Tabulka3.A2" office:value-type="string">
            <text:p text:style-name="P53">80</text:p>
          </table:table-cell>
          <table:table-cell table:style-name="Tabulka3.E2" office:value-type="string">
            <text:p text:style-name="P51">21</text:p>
          </table:table-cell>
        </table:table-row>
        <table:table-row>
          <table:table-cell table:style-name="Tabulka3.A2" office:value-type="string">
            <text:p text:style-name="P50">cover+</text:p>
          </table:table-cell>
          <table:table-cell table:style-name="Tabulka3.A2" office:value-type="string">
            <text:p text:style-name="P50">pmx</text:p>
          </table:table-cell>
          <table:table-cell table:style-name="Tabulka3.A2" office:value-type="string">
            <text:p text:style-name="P52">61</text:p>
          </table:table-cell>
          <table:table-cell table:style-name="Tabulka3.A2" office:value-type="string">
            <text:p text:style-name="P52">81</text:p>
          </table:table-cell>
          <table:table-cell table:style-name="Tabulka3.E2" office:value-type="string">
            <text:p text:style-name="P52">23</text:p>
          </table:table-cell>
        </table:table-row>
        <table:table-row>
          <table:table-cell table:style-name="Tabulka3.A2" office:value-type="string">
            <text:p text:style-name="P50">cover+</text:p>
          </table:table-cell>
          <table:table-cell table:style-name="Tabulka3.A2" office:value-type="string">
            <text:p text:style-name="P50">order</text:p>
          </table:table-cell>
          <table:table-cell table:style-name="Tabulka3.A2" office:value-type="string">
            <text:p text:style-name="P52">62</text:p>
          </table:table-cell>
          <table:table-cell table:style-name="Tabulka3.A2" office:value-type="string">
            <text:p text:style-name="P52">81</text:p>
          </table:table-cell>
          <table:table-cell table:style-name="Tabulka3.E2" office:value-type="string">
            <text:p text:style-name="P52">21</text:p>
          </table:table-cell>
        </table:table-row>
        <table:table-row>
          <table:table-cell table:style-name="Tabulka3.A2" office:value-type="string">
            <text:p text:style-name="P50">contribution</text:p>
          </table:table-cell>
          <table:table-cell table:style-name="Tabulka3.A2" office:value-type="string">
            <text:p text:style-name="P50">pmx</text:p>
          </table:table-cell>
          <table:table-cell table:style-name="Tabulka3.A2" office:value-type="string">
            <text:p text:style-name="P52">61</text:p>
          </table:table-cell>
          <table:table-cell table:style-name="Tabulka3.A2" office:value-type="string">
            <text:p text:style-name="P52">71</text:p>
          </table:table-cell>
          <table:table-cell table:style-name="Tabulka3.E2" office:value-type="string">
            <text:p text:style-name="P52">35</text:p>
          </table:table-cell>
        </table:table-row>
        <table:table-row>
          <table:table-cell table:style-name="Tabulka3.A2" office:value-type="string">
            <text:p text:style-name="P50">contribution</text:p>
          </table:table-cell>
          <table:table-cell table:style-name="Tabulka3.A2" office:value-type="string">
            <text:p text:style-name="P50">order</text:p>
          </table:table-cell>
          <table:table-cell table:style-name="Tabulka3.A2" office:value-type="string">
            <text:p text:style-name="P52">61</text:p>
          </table:table-cell>
          <table:table-cell table:style-name="Tabulka3.A2" office:value-type="string">
            <text:p text:style-name="P52">73</text:p>
          </table:table-cell>
          <table:table-cell table:style-name="Tabulka3.E2" office:value-type="string">
            <text:p text:style-name="P52">32</text:p>
          </table:table-cell>
        </table:table-row>
        <table:table-row>
          <table:table-cell table:style-name="Tabulka3.A2" office:value-type="string">
            <text:p text:style-name="P50">combined</text:p>
          </table:table-cell>
          <table:table-cell table:style-name="Tabulka3.A2" office:value-type="string">
            <text:p text:style-name="P50">pmx</text:p>
          </table:table-cell>
          <table:table-cell table:style-name="Tabulka3.A2" office:value-type="string">
            <text:p text:style-name="P52">59</text:p>
          </table:table-cell>
          <table:table-cell table:style-name="Tabulka3.A2" office:value-type="string">
            <text:p text:style-name="P52">84</text:p>
          </table:table-cell>
          <table:table-cell table:style-name="Tabulka3.E2" office:value-type="string">
            <text:p text:style-name="P52">36</text:p>
          </table:table-cell>
        </table:table-row>
        <table:table-row>
          <table:table-cell table:style-name="Tabulka3.A2" office:value-type="string">
            <text:p text:style-name="P50">combined</text:p>
          </table:table-cell>
          <table:table-cell table:style-name="Tabulka3.A2" office:value-type="string">
            <text:p text:style-name="P50">order</text:p>
          </table:table-cell>
          <table:table-cell table:style-name="Tabulka3.A2" office:value-type="string">
            <text:p text:style-name="P52">60</text:p>
          </table:table-cell>
          <table:table-cell table:style-name="Tabulka3.A2" office:value-type="string">
            <text:p text:style-name="P52">84</text:p>
          </table:table-cell>
          <table:table-cell table:style-name="Tabulka3.E2" office:value-type="string">
            <text:p text:style-name="P52">31</text:p>
          </table:table-cell>
        </table:table-row>
      </table:table>
      <text:p text:style-name="P37"/>
      <text:h text:style-name="Heading_20_2" text:outline-level="2">Zhodnocení testování</text:h>
      <text:p text:style-name="P38">Výsledky testování dopady podle očekávání. Dekodér cover vytvářel rozvrhy se špatnou hodnotou zdatnosti a s vysokým procentem vhodných řešení. To odpovídá tomu, že dekodér nebere v potaz preference sestřiček a soustředí se jen na tvorbu vhodného řešení. <text:span text:style-name="T25">Vylepšený dekodér cover+ tvoří rozvrhy s mnohem nižší hodnotou zdatnosti, což jsem očekával. Procento vhodných řešení dekodérů cover a cover+ jsou si přibližně rovny, tato nerovnost je způsobena náhodností genetických algoritmů.</text:span></text:p>
      <text:p text:style-name="P39">Jelikož dekodér contribution klade důraz na spokojenost sestřiček, tak rozvrhy vytvořené tímto dekodérem mají nízkou hodnotu vhodnosti. Nevýhodou tohoto dekodéru je nízké procento vhodných rozvrhů. Dekodér combined vytvořil rozvrhy s nejniží hodnotou vhodnosti a nejvyšším procentem vhodných rozvrhů. Nevýhodou posledních dvou dekodérů je jejich vyšší časová náročnost. <text:span text:style-name="T29">Ta je způsobena tím, že pro každou sestřičku je potřeba vypočítat skóre každého vzoru směn.</text:span></text:p>
      <text:h text:style-name="Heading_20_1" text:outline-level="1"><text:soft-page-break/>Závěr</text:h>
      <text:p text:style-name="P42">Tento projekt splňuje <text:span text:style-name="T29">ve všech bodech </text:span>zadání <text:span text:style-name="T29">a odpovídajícím způsobem</text:span> prezentuje <text:span text:style-name="T29">a analyzuje naměřená data pro všechny použité dekodéry. Je možné ho dále rozšířit o nové funkce, např. zadávání volna pro sestřičky. Je navržen podle již existující práce. Původní návrh jsem rozšířil o dekodér cover+. Díky implementaci v jazyce C++ aplikace vypočítá řešení v dostatečně nízkém čase.</text:span></text:p>
      <text:p text:style-name="P42"/>
      <text:h text:style-name="P58" text:outline-level="1">Seznam použité literatury</text:h>
      <text:p text:style-name="P43"><text:span text:style-name="T32">[1] Uwe AICKELIN, Kathryn A. DOWSLAND. An indirect Genetic Algorithm for a nurse-scheduling problem. </text:span><text:span text:style-name="T31">Computers &amp; Operations Research.</text:span><text:span text:style-name="T32"> </text:span><text:bookmark text:name="firstHeading"/><text:span text:style-name="T33">Amsterdam:</text:span><text:span text:style-name="T32">Elsevier, 2004, 31, 761-778. ISSN </text:span>0305-05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dra </meta:initial-creator>
    <meta:creation-date>2015-04-15T16:34:26.942802103</meta:creation-date>
    <dc:date>2015-05-04T22:03:56.293257226</dc:date>
    <dc:creator>ondra </dc:creator>
    <meta:editing-duration>PT20H22M16S</meta:editing-duration>
    <meta:editing-cycles>76</meta:editing-cycles>
    <meta:generator>LibreOffice/4.2.8.2$Linux_X86_64 LibreOffice_project/420m0$Build-2</meta:generator>
    <meta:document-statistic meta:table-count="3" meta:image-count="0" meta:object-count="14" meta:page-count="6" meta:paragraph-count="157" meta:word-count="1666" meta:character-count="11293" meta:non-whitespace-character-count="9766"/>
  </office:meta>
</office:document-meta>
</file>

<file path=Object 1/content.xml><?xml version="1.0" encoding="utf-8"?>
<math xmlns="http://www.w3.org/1998/Math/MathML" display="block">
  <semantics>
    <mrow>
      <mrow>
        <msub>
          <mi>s</mi>
          <mi mathvariant="italic">ij</mi>
        </msub>
        <mo stretchy="false">=</mo>
        <msub>
          <mi>w</mi>
          <mi>p</mi>
        </msub>
      </mrow>
      <mrow>
        <mrow>
          <mo fence="true" stretchy="false">(</mo>
          <mrow>
            <mrow>
              <mn>100</mn>
              <mo stretchy="false">−</mo>
              <msub>
                <mi>p</mi>
                <mi mathvariant="italic">ij</mi>
              </msub>
            </mrow>
          </mrow>
          <mo fence="true" stretchy="false">)</mo>
        </mrow>
        <mo stretchy="false">+</mo>
        <mrow>
          <munderover>
            <mo stretchy="false">∑</mo>
            <mrow>
              <mi>s</mi>
              <mo stretchy="false">=</mo>
              <mn>1</mn>
            </mrow>
            <mn>3</mn>
          </munderover>
          <msub>
            <mi>w</mi>
            <mi>s</mi>
          </msub>
        </mrow>
      </mrow>
      <mrow>
        <msub>
          <mi>q</mi>
          <mi mathvariant="italic">is</mi>
        </msub>
        <mrow>
          <mo fence="true" stretchy="false">(</mo>
          <mrow>
            <mrow>
              <munderover>
                <mo stretchy="false">∑</mo>
                <mrow>
                  <mi>k</mi>
                  <mo stretchy="false">=</mo>
                  <mn>1</mn>
                </mrow>
                <mn>14</mn>
              </munderover>
              <mrow>
                <msub>
                  <mi>a</mi>
                  <mi mathvariant="italic">jk</mi>
                </msub>
                <msub>
                  <mi>d</mi>
                  <mi mathvariant="italic">ks</mi>
                </msub>
              </mrow>
            </mrow>
          </mrow>
          <mo fence="true" stretchy="false">)</mo>
        </mrow>
      </mrow>
    </mrow>
    <annotation encoding="StarMath 5.0">s_ij=w_p(100-p_ij)+sum from{s=1} to{3}w_s {q_is (sum from{k=1} to{14} {a_jk d_ks})}</annotation>
  </semantics>
</math>
</file>

<file path=Object 10/content.xml><?xml version="1.0" encoding="utf-8"?>
<math xmlns="http://www.w3.org/1998/Math/MathML" display="block">
  <semantics>
    <msub>
      <mi>w</mi>
      <mi mathvariant="italic">demand</mi>
    </msub>
    <annotation encoding="StarMath 5.0">w_demand</annotation>
  </semantics>
</math>
</file>

<file path=Object 11/content.xml><?xml version="1.0" encoding="utf-8"?>
<math xmlns="http://www.w3.org/1998/Math/MathML" display="block">
  <semantics>
    <msub>
      <mi>d</mi>
      <mi mathvariant="italic">ks</mi>
    </msub>
    <annotation encoding="StarMath 5.0">d_ks</annotation>
  </semantics>
</math>
</file>

<file path=Object 12/content.xml><?xml version="1.0" encoding="utf-8"?>
<math xmlns="http://www.w3.org/1998/Math/MathML" display="block">
  <semantics>
    <msub>
      <mi>w</mi>
      <mi>s</mi>
    </msub>
    <annotation encoding="StarMath 5.0">w_s</annotation>
  </semantics>
</math>
</file>

<file path=Object 13/content.xml><?xml version="1.0" encoding="utf-8"?>
<math xmlns="http://www.w3.org/1998/Math/MathML" display="block">
  <semantics>
    <msub>
      <mi>w</mi>
      <mi>p</mi>
    </msub>
    <annotation encoding="StarMath 5.0">w_p</annotation>
  </semantics>
</math>
</file>

<file path=Object 14/content.xml><?xml version="1.0" encoding="utf-8"?>
<math xmlns="http://www.w3.org/1998/Math/MathML" display="block">
  <semantics>
    <msub>
      <mi>s</mi>
      <mi mathvariant="italic">ij</mi>
    </msub>
    <annotation encoding="StarMath 5.0">s_ij</annotation>
  </semantics>
</math>
</file>

<file path=Object 2/content.xml><?xml version="1.0" encoding="utf-8"?>
<math xmlns="http://www.w3.org/1998/Math/MathML" display="block">
  <semantics>
    <mrow>
      <mrow>
        <munderover>
          <mo stretchy="false">∑</mo>
          <mrow>
            <mi>i</mi>
            <mo stretchy="false">=</mo>
            <mn>1</mn>
          </mrow>
          <mi>n</mi>
        </munderover>
        <mrow>
          <munderover>
            <mo stretchy="false">∑</mo>
            <mrow>
              <mi>j</mi>
              <mo stretchy="false">=</mo>
              <mn>1</mn>
            </mrow>
            <mi>m</mi>
          </munderover>
          <msub>
            <mi>p</mi>
            <mi mathvariant="italic">ij</mi>
          </msub>
        </mrow>
      </mrow>
      <mrow>
        <msub>
          <mi>x</mi>
          <mi mathvariant="italic">ij</mi>
        </msub>
        <mo stretchy="false">+</mo>
        <msub>
          <mi>w</mi>
          <mi mathvariant="italic">demand</mi>
        </msub>
      </mrow>
      <mrow>
        <munderover>
          <mo stretchy="false">∑</mo>
          <mrow>
            <mi>k</mi>
            <mo stretchy="false">=</mo>
            <mn>1</mn>
          </mrow>
          <mn>14</mn>
        </munderover>
        <mrow>
          <munderover>
            <mo stretchy="false">∑</mo>
            <mrow>
              <mi>s</mi>
              <mo stretchy="false">=</mo>
              <mn>1</mn>
            </mrow>
            <mi>p</mi>
          </munderover>
          <mi mathvariant="italic">max</mi>
        </mrow>
      </mrow>
      <mrow>
        <mo fence="true" stretchy="false">[</mo>
        <mrow>
          <mrow>
            <mrow>
              <msub>
                <mi>R</mi>
                <mi mathvariant="italic">ks</mi>
              </msub>
              <mo stretchy="false">−</mo>
              <mrow>
                <munderover>
                  <mo stretchy="false">∑</mo>
                  <mrow>
                    <mi>i</mi>
                    <mo stretchy="false">=</mo>
                    <mn>1</mn>
                  </mrow>
                  <mi>n</mi>
                </munderover>
                <mrow>
                  <munderover>
                    <mo stretchy="false">∑</mo>
                    <mrow>
                      <mi>j</mi>
                      <mo stretchy="false">=</mo>
                      <mn>1</mn>
                    </mrow>
                    <mi>m</mi>
                  </munderover>
                  <msub>
                    <mi>q</mi>
                    <mi mathvariant="italic">is</mi>
                  </msub>
                </mrow>
              </mrow>
            </mrow>
            <msub>
              <mi>a</mi>
              <mi mathvariant="italic">jk</mi>
            </msub>
            <msub>
              <mi>x</mi>
              <mi mathvariant="italic">ij</mi>
            </msub>
            <mi>;</mi>
            <mn>0</mn>
          </mrow>
        </mrow>
        <mo fence="true" stretchy="false">]</mo>
      </mrow>
    </mrow>
    <annotation encoding="StarMath 5.0">sum from{ i=1 }to{ n }sum from{ j=1 }to{ m }p_ij x_ij+w_demand sum from{ k=1 }to{ 14 } sum from{ s=1 }to{ p }max[ R_ks-sum from{i=1}to{n}sum from{j=1}to{m} q_is a_jk x_ij ; 0]</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sub>
      <mi>x</mi>
      <mi mathvariant="italic">ij</mi>
    </msub>
    <annotation encoding="StarMath 5.0">x_ij</annotation>
  </semantics>
</math>
</file>

<file path=Object 6/content.xml><?xml version="1.0" encoding="utf-8"?>
<math xmlns="http://www.w3.org/1998/Math/MathML" display="block">
  <semantics>
    <msub>
      <mi>a</mi>
      <mi mathvariant="italic">jk</mi>
    </msub>
    <annotation encoding="StarMath 5.0">a_jk</annotation>
  </semantics>
</math>
</file>

<file path=Object 7/content.xml><?xml version="1.0" encoding="utf-8"?>
<math xmlns="http://www.w3.org/1998/Math/MathML" display="block">
  <semantics>
    <msub>
      <mi>q</mi>
      <mi mathvariant="italic">is</mi>
    </msub>
    <annotation encoding="StarMath 5.0">q_is</annotation>
  </semantics>
</math>
</file>

<file path=Object 8/content.xml><?xml version="1.0" encoding="utf-8"?>
<math xmlns="http://www.w3.org/1998/Math/MathML" display="block">
  <semantics>
    <msub>
      <mi>p</mi>
      <mi mathvariant="italic">ij</mi>
    </msub>
    <annotation encoding="StarMath 5.0">p_ij</annotation>
  </semantics>
</math>
</file>

<file path=Object 9/content.xml><?xml version="1.0" encoding="utf-8"?>
<math xmlns="http://www.w3.org/1998/Math/MathML" display="block">
  <semantics>
    <msub>
      <mi>R</mi>
      <mi mathvariant="italic">ks</mi>
    </msub>
    <annotation encoding="StarMath 5.0">R_ks</annotation>
  </semantics>
</math>
</file>